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 fo:background-color="#ffff00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 fo:background-color="#ffff00"/>
    </style:style>
    <style:style style:name="P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1655414919" text:style-name="L1">
        <text:list-item>
          <text:p text:style-name="P4">Mostrar a Soma e a Substração de 2 números.</text:p>
        </text:list-item>
        <text:list-item>
          <text:p text:style-name="P4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<text:bookmark-start text:name="__DdeLink__32_417610446"/>Calcular a média artimética da nota de um aluno, sendo informado as notas que um aluno obteve em 3 provas.<text:bookmark-end text:name="__DdeLink__32_417610446"/></text:p>
        </text:list-item>
        <text:list-item>
          <text:p text:style-name="P4"><text:bookmark-start text:name="__DdeLink__45_3152801616"/>Converter um valor de metros para centimetro e milimetros.<text:bookmark-end text:name="__DdeLink__45_3152801616"/></text:p>
        </text:list-item>
        <text:list-item>
          <text:p text:style-name="P4"><text:bookmark-start text:name="__DdeLink__35_403046165"/>Converter um valor de reais para dolar, considerando a cotação: 1 U$ = 5 R$.<text:bookmark-end text:name="__DdeLink__35_403046165"/></text:p>
        </text:list-item>
        <text:list-item>
          <text:p text:style-name="P4"><text:bookmark-start text:name="__DdeLink__51_3152801616"/>Faça um programa que leia a largura e a altura de uma parede em metros, calcule a sua área e a quantidade de tinta necessária para pintá-la, sabendo que cada litro de tinta pinta uma área de 2 metros quadrados.<text:bookmark-end text:name="__DdeLink__51_3152801616"/></text:p>
        </text:list-item>
        <text:list-item>
          <text:p text:style-name="P4"><text:bookmark-start text:name="__DdeLink__43_3152801616"/><text:bookmark-start text:name="__DdeLink__38_1188202127"/>Calcule e mostre o preço de um produto com 10% de desconto no pagamento à vista.<text:bookmark-end text:name="__DdeLink__43_3152801616"/><text:bookmark-end text:name="__DdeLink__38_1188202127"/></text:p>
        </text:list-item>
        <text:list-item>
          <text:p text:style-name="P4"><text:bookmark-start text:name="__DdeLink__47_3152801616"/>Pesquise o valor do salário mínimo atualmente (out/2020) e calcule um aumento salarial considerando a inflação acumulada nos 12 meses em set/2020.<text:bookmark-end text:name="__DdeLink__47_3152801616"/></text:p>
        </text:list-item>
        <text:list-item>
          <text:p text:style-name="P4"><text:bookmark-start text:name="__DdeLink__41_3152801616"/>Escreva um programa que pergunte a quantidade de Km percorridos por um carro alugado e a quantidade de dias pelos quais ele foi alugado. Calcule o preço a pagar, sabendo que o carro custa R$60 por dia e R$0,15 por Km rodado.<text:bookmark-end text:name="__DdeLink__41_3152801616"/></text:p>
        </text:list-item>
        <text:list-item>
          <text:p text:style-name="P6"><text:bookmark-start text:name="__DdeLink__59_2549086706"/>Faça um programa que leia o comprimento do cateto oposto e do cateto adjacente de um triângulo retângulo. Calcule e mostre o comprimento da hipotenusa.<text:bookmark-end text:name="__DdeLink__59_2549086706"/></text:p>
        </text:list-item>
        <text:list-item>
          <text:p text:style-name="P5"><text:bookmark-start text:name="__DdeLink__49_3152801616"/>Faça um programa que leia um ângulo qualquer e mostre na tela o valor do seno e cosseno do ângulo.<text:bookmark-end text:name="__DdeLink__49_3152801616"/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11T19:52:34.605735086</dc:date>
    <meta:editing-duration>PT16H6M19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